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: Discard Plumberman and Plumberman’s Brother from your hand; if you do, destroy your opponent’s two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table:style-name="ce9"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9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table:style-name="ce9"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table:style-name="ce9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9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table:style-name="ce9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table:style-name="ce9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5T17:57:21.631443051</dc:date>
    <meta:editing-duration>P3DT14H13M22S</meta:editing-duration>
    <meta:editing-cycles>598</meta:editing-cycles>
    <meta:document-statistic meta:table-count="10" meta:cell-count="1626" meta:object-count="0"/>
  </office:meta>
</office:document-meta>
</file>